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style:text-properties fo:font-size="18pt" fo:font-weight="bold" style:font-size-asian="18pt" style:font-weight-asian="bold" style:font-size-complex="18pt" style:font-weight-complex="bold"/>
    </style:style>
    <style:style style:name="P3" style:family="paragraph" style:parent-style-name="Standard">
      <style:paragraph-properties fo:line-height="150%"/>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style>
    <style:style style:name="P5" style:family="paragraph" style:parent-style-name="Standard">
      <style:paragraph-properties fo:line-height="150%"/>
    </style:style>
    <style:style style:name="P6" style:family="paragraph" style:parent-style-name="Standard" style:list-style-name="L1">
      <style:paragraph-properties fo:line-height="150%"/>
    </style:style>
    <style:style style:name="P7" style:family="paragraph" style:parent-style-name="Standard" style:list-style-name="L2">
      <style:paragraph-properties fo:line-height="150%"/>
    </style:style>
    <style:style style:name="P8" style:family="paragraph" style:parent-style-name="Standard" style:list-style-name="L2">
      <style:paragraph-properties fo:line-height="150%"/>
      <style:text-properties fo:font-size="14pt" fo:font-weight="bold" style:font-size-asian="14pt" style:font-weight-asian="bold" style:font-size-complex="14pt" style:font-weight-complex="bold"/>
    </style:style>
    <style:style style:name="P9" style:family="paragraph" style:parent-style-name="Standard" style:list-style-name="L2">
      <style:paragraph-properties fo:line-height="150%"/>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IDSVIDS</text:p>
      <text:p text:style-name="P2"/>
      <text:p text:style-name="P3">Summary:</text:p>
      <text:p text:style-name="P3"/>
      <text:p text:style-name="P1"><text:tab/><text:tab/>KidsVids is an app which can be used by parents to monitor or keep a track of videos watched by their child/children.The child needs to sign up to the app using his/her Google account. While registering the child needs to provide his/her parent twitter id(mandatory). After the child has successfully registered, his/her parent will receive a tweet on Twitter asking for confirmation. The parent then needs to confirm his/her child by replying to that tweet. Only after parent confirms his/her child on Twitter, child can sign in to KidsVids app. Once the child signs in, he/she can search and watch videos. For every video watched by the child a tweet is sent to the parent on Twitter, in a way to notify the parent about videos being watched by the child. Also the parent can sign in to KidsVids app and view the statistics of videos watched by his/herchild. These statistics are provided in the form of pie charts and bar charts. These charts help parents to know which videos were watched by the child, watched duration of videos, date of videos watches, number of videos watched etc. </text:p>
      <text:p text:style-name="P3"/>
      <text:p text:style-name="P3"/>
      <text:p text:style-name="P3">Known Issues:</text:p>
      <text:p text:style-name="P4"/>
      <text:list xml:id="list3434676016726989513" text:style-name="L1">
        <text:list-item>
          <text:p text:style-name="P6">For Parent twitter signin , force login is used</text:p>
        </text:list-item>
        <text:list-item>
          <text:p text:style-name="P6">If Child user is logged in to his/her google account in the browser already, and if the user now clicks sign in/signup a google window will pop for a second and then is redirected to appropriate page. This shouldn't happen. The window shouldn't pop if users google account is logged in, in the browser already.</text:p>
        </text:list-item>
        <text:list-item>
          <text:p text:style-name="P6">If parent enters wrong twitter password, case is not handled.</text:p>
          <text:p text:style-name="P6"/>
          <text:p text:style-name="P6"/>
        </text:list-item>
      </text:list>
      <text:p text:style-name="P4"/>
      <text:p text:style-name="P3">Future Enhancements:</text:p>
      <text:p text:style-name="P3"/>
      <text:list xml:id="list6480496157657434007" text:style-name="L2">
        <text:list-item>
          <text:p text:style-name="P7">Send thank you message to parent when parent replies/confirms child on twitter.</text:p>
        </text:list-item>
        <text:list-item>
          <text:p text:style-name="P7">Provide queue videos functionality to Parent.</text:p>
        </text:list-item>
        <text:list-item>
          <text:p text:style-name="P7"><text:soft-page-break/>Video does not play in new tab. Make it play.</text:p>
        </text:list-item>
        <text:list-item>
          <text:p text:style-name="P7">Handle if parent enters wrong twitter password.</text:p>
        </text:list-item>
        <text:list-item>
          <text:p text:style-name="P7">Provide better search.</text:p>
        </text:list-item>
        <text:list-item>
          <text:p text:style-name="P7">Build an app on chromecast to watch videos on TV. </text:p>
        </text:list-item>
      </text:list>
      <text:p text:style-name="P4"><text:span text:style-name="T2"/></text:p>
      <text:p text:style-name="P4"><text:span text:style-name="T2"/></text:p>
      <text:list xml:id="list35403181" text:continue-numbering="true" text:style-name="L2">
        <text:list-header>
          <text:p text:style-name="P7"><text:span text:style-name="T2">The Technologies used:</text:span></text:p>
          <text:p text:style-name="P8"/>
        </text:list-header>
        <text:list-item>
          <text:p text:style-name="P8"><text:tab/><text:span text:style-name="T1">PHP – (backend)</text:span></text:p>
        </text:list-item>
        <text:list-item>
          <text:p text:style-name="P9"><text:tab/>HTML/CSS/JavaScript – (frontend)</text:p>
        </text:list-item>
        <text:list-item>
          <text:p text:style-name="P9"><text:tab/>Jquery – (frontend)</text:p>
        </text:list-item>
        <text:list-item>
          <text:p text:style-name="P9"><text:tab/>Bootstrap – (css visual)</text:p>
        </text:list-item>
        <text:list-item>
          <text:p text:style-name="P9"><text:tab/>Mysql - (database)</text:p>
        </text:list-item>
        <text:list-item>
          <text:p text:style-name="P9"><text:tab/>Google Sign in – (Child Sign in: Hybrid implementation)</text:p>
        </text:list-item>
        <text:list-item>
          <text:p text:style-name="P9"><text:tab/>Google Youtube Player API – (Play youtube videos)</text:p>
        </text:list-item>
        <text:list-item>
          <text:p text:style-name="P9"><text:tab/>Google Youtube Data API – (Fetch youtube data content)</text:p>
        </text:list-item>
        <text:list-item>
          <text:p text:style-name="P9"><text:tab/>Google Visualisation API – (Draw graphs and charts)</text:p>
        </text:list-item>
        <text:list-item>
          <text:p text:style-name="P9"><text:tab/>Twitter REST API – (Tweet with Twitter)</text:p>
        </text:list-item>
        <text:list-item>
          <text:p text:style-name="P9"><text:tab/>Twitter Sign in – (Parent Authentication with twitter)</text:p>
          <text:p text:style-name="P7"/>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7M31S</meta:editing-duration>
    <meta:editing-cycles>13</meta:editing-cycles>
    <meta:generator>OpenOffice/4.1.0$Win32 OpenOffice.org_project/410m18$Build-9764</meta:generator>
    <dc:date>2015-04-14T15:25:07.44</dc:date>
    <dc:creator>Marilyn Pereira</dc:creator>
    <meta:document-statistic meta:table-count="0" meta:image-count="0" meta:object-count="0" meta:page-count="2" meta:paragraph-count="26" meta:word-count="405" meta:character-count="2310"/>
    <meta:user-defined meta:name="Info 1"/>
    <meta:user-defined meta:name="Info 2"/>
    <meta:user-defined meta:name="Info 3"/>
    <meta:user-defined meta:name="Info 4"/>
  </office:meta>
</office:document-meta>
</file>